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style:font-name-complex="Times"/>
    </style:style>
    <style:style style:name="P3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a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style:font-name-complex="Times"/>
    </style:style>
    <style:style style:name="T4" style:family="text">
      <style:text-properties fo:color="#000000" style:font-name-complex="Arial"/>
    </style:style>
    <style:style style:name="T5" style:family="text">
      <style:text-properties style:font-name-complex="Tim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usland</text:span></text:p>
      <text:p text:style-name="P1"/>
      <text:p text:style-name="Standard"><text:span text:style-name="T1">„Ungarn plant die Errichtung eines Grenzzauns zu Serbien – um was zu verhindern?“</text:span></text:p>
      <text:p text:style-name="P1"/>
      <text:p text:style-name="Standard"><text:span text:style-name="T1">Flüchtlingsströme</text:span></text:p>
      <text:p text:style-name="Standard"><text:span text:style-name="T1">Zollbetrug</text:span></text:p>
      <text:p text:style-name="Standard"><text:span text:style-name="T1">Schmuggel</text:span></text:p>
      <text:p text:style-name="Standard"><text:span text:style-name="T1">Krötenwanderungen</text:span></text:p>
      <text:p text:style-name="P1"/>
      <text:p text:style-name="Standard"><text:span text:style-name="T1">„Der Ministerpräsident von Ungarn ist diese Woche mit rechtspopulistischen Parolen aufgefallen. Wie heißt er?“</text:span></text:p>
      <text:p text:style-name="P1"/>
      <text:p text:style-name="Standard"><text:span text:style-name="T1">Viktor Orban</text:span></text:p>
      <text:p text:style-name="Standard"><text:span text:style-name="T1">Peter Urban</text:span></text:p>
      <text:p text:style-name="Standard"><text:span text:style-name="T1">Michail Gorbatschow</text:span></text:p>
      <text:p text:style-name="Standard"><text:span text:style-name="T1">Lech Walesa</text:span></text:p>
      <text:p text:style-name="P1"/>
      <text:p text:style-name="Standard"><text:span text:style-name="T1">„In Tiflis ist heute ein Mann von einem weißen Tiger getötet worden – als Folge welchen Naturereignisses?“</text:span></text:p>
      <text:p text:style-name="P1"/>
      <text:p text:style-name="Standard"><text:span text:style-name="T1">Unwetter am Wochenende</text:span></text:p>
      <text:p text:style-name="Standard"><text:span text:style-name="T1">Monatelange Dürre</text:span></text:p>
      <text:p text:style-name="Standard"><text:span text:style-name="T1">Regenzeit</text:span></text:p>
      <text:p text:style-name="Standard"><text:span text:style-name="T1">Karneval</text:span></text:p>
      <text:p text:style-name="P1"/>
      <text:p text:style-name="Standard"><text:span text:style-name="T1">„Tiflis ist Hauptstadt welchen europäischen Landes?“</text:span></text:p>
      <text:p text:style-name="P1"/>
      <text:p text:style-name="Standard"><text:span text:style-name="T1">Georgien</text:span></text:p>
      <text:p text:style-name="Standard"><text:span text:style-name="T1">Rumänien</text:span></text:p>
      <text:p text:style-name="Standard"><text:span text:style-name="T1">Ungarn</text:span></text:p>
      <text:p text:style-name="Standard"><text:span text:style-name="T1">Polen</text:span></text:p>
      <text:p text:style-name="P1"/>
      <text:p text:style-name="Standard"><text:span text:style-name="T1">„Wie heißt der Ministerpräsident von Georgien?“</text:span></text:p>
      <text:p text:style-name="P1"/>
      <text:p text:style-name="Standard"><text:span text:style-name="T3">Irakli Garibaschwili</text:span></text:p>
      <text:p text:style-name="Standard"><text:span text:style-name="T3">Zurab Guerielidze</text:span></text:p>
      <text:p text:style-name="Standard"><text:span text:style-name="T3">Kacha Kaladze</text:span></text:p>
      <text:p text:style-name="Standard"><text:span text:style-name="T1">Michail Gorbatschow</text:span></text:p>
      <text:p text:style-name="P1"/>
      <text:p text:style-name="Standard"><text:span text:style-name="T1">„Wie heißt das zurzeit in Polen stattfindende NATO-Manöver?“</text:span></text:p>
      <text:p text:style-name="P1"/>
      <text:p text:style-name="Standard"><text:span text:style-name="T1">Noble Jump</text:span></text:p>
      <text:p text:style-name="Standard"><text:span text:style-name="T1">Red Star</text:span></text:p>
      <text:p text:style-name="Standard"><text:span text:style-name="T1">Dragon Wall</text:span></text:p>
      <text:p text:style-name="Standard"><text:span text:style-name="T1">Blitzkrieg</text:span></text:p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„Wie heißt der palästinensische Ministerpräsident?“</text:span></text:p>
      <text:p text:style-name="P1"/>
      <text:p text:style-name="Standard"><text:span text:style-name="T3">Rami Hamdallah</text:span></text:p>
      <text:p text:style-name="Standard"><text:span text:style-name="T3">Mahmud Abbas</text:span></text:p>
      <text:p text:style-name="Standard"><text:span text:style-name="T4">Benjamin Netanjahu</text:span></text:p>
      <text:p text:style-name="Standard"><text:span text:style-name="T4">Jitzchak Rabin</text:span></text:p>
      <text:p text:style-name="P1"/>
      <text:p text:style-name="Standard"><text:span text:style-name="T1">„Wer kämpft gegen wen im Jemen-Konflikt?“</text:span></text:p>
      <text:p text:style-name="P1"/>
      <text:p text:style-name="Standard"><text:span text:style-name="T1">Huthi gegen Regierung</text:span></text:p>
      <text:p text:style-name="Standard"><text:span text:style-name="T1">Huthi gegen Tutsi</text:span></text:p>
      <text:p text:style-name="Standard"><text:span text:style-name="T1">Regierung gegen Separatisten</text:span></text:p>
      <text:p text:style-name="Standard"><text:span text:style-name="T1">Männer gegen Frauen</text:span></text:p>
      <text:p text:style-name="P1"/>
      <text:p text:style-name="Standard"><text:span text:style-name="T1">„Am Dienstag ist Süleyman Demirel gestorben. Welches Amt hatte er inne?“</text:span></text:p>
      <text:p text:style-name="P1"/>
      <text:p text:style-name="Standard"><text:span text:style-name="T1">Staatspräsident der Türkei</text:span></text:p>
      <text:p text:style-name="Standard"><text:span text:style-name="T1">Außenminister von Jordanien</text:span></text:p>
      <text:p text:style-name="Standard"><text:span text:style-name="T1">Marokkanischer Botschafter in Berlin</text:span></text:p>
      <text:p text:style-name="Standard"><text:span text:style-name="T1">EU-Kommissar für Migration</text:span></text:p>
      <text:p text:style-name="P1"/>
      <text:p text:style-name="Standard"><text:span text:style-name="T1">„Frankreichs </text:span><text:span text:style-name="T5">Umweltministerin Ségolène Royal sorgte diese Woche für Diskussionen – mit welcher Forderung?“</text:span></text:p>
      <text:p text:style-name="P2"/>
      <text:p text:style-name="Standard"><text:span text:style-name="T1">Boykott von Nutella</text:span></text:p>
      <text:p text:style-name="Standard"><text:span text:style-name="T1">Steuererhöhungen</text:span></text:p>
      <text:p text:style-name="Standard"><text:span text:style-name="T1">Rentenkürzungen</text:span></text:p>
      <text:p text:style-name="Standard"><text:span text:style-name="T1">EU-Austritt</text:span></text:p>
      <text:p text:style-name="P1"/>
      <text:p text:style-name="Standard"><text:span text:style-name="T1">„Wer kandidiert nicht für das Amt des zukünftigen US-Präsidenten?“</text:span></text:p>
      <text:p text:style-name="P1"/>
      <text:p text:style-name="Standard"><text:span text:style-name="T1">Hillary Clinton</text:span></text:p>
      <text:p text:style-name="Standard"><text:span text:style-name="T1">Jeb Bush</text:span></text:p>
      <text:p text:style-name="Standard"><text:span text:style-name="T1">Donald Trump</text:span></text:p>
      <text:p text:style-name="Standard"><text:span text:style-name="T1">Barack Obama</text:span></text:p>
      <text:p text:style-name="P1"/>
      <text:p text:style-name="Standard"><text:span text:style-name="T1">„Im Westen Myanmars sind Anfang der Woche heftige Kämpfe zwischen Buddhisten und einer muslimischen Minderheit ausgebrochen – wie heißt die?“</text:span></text:p>
      <text:p text:style-name="P1"/>
      <text:p text:style-name="Standard"><text:span text:style-name="T5">Rohingya</text:span></text:p>
      <text:p text:style-name="Standard"><text:span text:style-name="T1">Ranguren</text:span></text:p>
      <text:p text:style-name="Standard"><text:span text:style-name="T1">Rimoti</text:span></text:p>
      <text:p text:style-name="Standard"><text:span text:style-name="T1">Ruwanamu</text:span></text:p>
      <text:p text:style-name="P1"/>
      <text:p text:style-name="Standard"><text:span text:style-name="T1">„Frankreich hat am Freitag</text:span><text:bookmark text:name="_GoBack"/><text:span text:style-name="T1"> Geldstrafen für Freier angekündigt – in welcher Höhe?“</text:span></text:p>
      <text:p text:style-name="P1"/>
      <text:p text:style-name="Standard"><text:span text:style-name="T1">15 €</text:span></text:p>
      <text:p text:style-name="Standard"><text:span text:style-name="T1">150 €</text:span></text:p>
      <text:p text:style-name="Standard"><text:span text:style-name="T1">1.500 €</text:span></text:p>
      <text:p text:style-name="Standard"><text:span text:style-name="T1">15.000 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Droid Sans Fallback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size="12pt" fo:language="de" fo:country="DE" style:font-name-asian="Droid Sans Fallback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FreeSan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/>
    </style:style>
    <style:style style:name="Text_20_Body" style:display-name="Text Body" style:family="paragraph" style:parent-style-name="Standard" style:default-outline-level="">
      <style:paragraph-properties fo:margin-top="0cm" fo:margin-bottom="0.247cm" style:contextual-spacing="false" fo:line-height="120%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size="26pt" fo:letter-spacing="0.009cm" fo:font-weight="bold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itel_20_Zeichen" style:display-name="Titel Zeichen" style:family="text" style:parent-style-name="Default_20_Paragraph_20_Font">
      <style:text-properties fo:color="#17365d" style:font-name="Calibri" fo:font-size="26pt" fo:letter-spacing="0.009cm" style:font-size-asian="26pt" style:font-name-complex="F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369cm" style:layout-grid-ruby-height="0.26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8:14:00</meta:creation-date>
    <meta:initial-creator>Torben Börgers</meta:initial-creator>
    <dc:language>en-US</dc:language>
    <dc:creator>Torben Börgers</dc:creator>
    <dc:date>2015-06-17T19:37:00</dc:date>
    <meta:editing-cycles>88</meta:editing-cycles>
    <meta:editing-duration>P0D</meta:editing-duration>
    <meta:generator>LibreOffice/3.6$Windows_x86 LibreOffice_project/e183d5b-f8ccaf6-3804794-95b4be8-895629</meta:generator>
    <meta:document-statistic meta:table-count="0" meta:image-count="0" meta:object-count="0" meta:page-count="2" meta:paragraph-count="66" meta:word-count="238" meta:character-count="1738" meta:non-whitespace-character-count="1566"/>
    <meta:template xlink:type="simple" xlink:actuate="onRequest" xlink:title="Normal.dotm" xlink:href=""/>
  </office:meta>
</office:document-meta>
</file>